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 CE" svg:font-family="'Times New Roman CE'" style:font-family-generic="roma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>
      <style:paragraph-properties fo:margin-left="0cm" fo:margin-right="0cm" fo:text-indent="0cm" style:auto-text-indent="false">
        <style:tab-stops>
          <style:tab-stop style:position="0.635cm"/>
        </style:tab-stops>
      </style:paragraph-properties>
    </style:style>
    <style:style style:name="P3" style:family="paragraph" style:parent-style-name="Standard">
      <style:paragraph-properties fo:margin-left="2.501cm" fo:margin-right="0cm" fo:text-indent="0cm" style:auto-text-indent="false">
        <style:tab-stops>
          <style:tab-stop style:position="0.635cm"/>
        </style:tab-stops>
      </style:paragraph-properties>
    </style:style>
    <style:style style:name="P4" style:family="paragraph" style:parent-style-name="Standard">
      <style:paragraph-properties fo:margin-left="0cm" fo:margin-right="0cm" fo:text-indent="0cm" style:auto-text-indent="false">
        <style:tab-stops>
          <style:tab-stop style:position="0.635cm"/>
        </style:tab-stops>
      </style:paragraph-properties>
    </style:style>
    <style:style style:name="P5" style:family="paragraph" style:parent-style-name="Standard">
      <style:paragraph-properties fo:margin-left="1.251cm" fo:margin-right="0cm" fo:text-indent="0cm" style:auto-text-indent="false" style:text-autospace="none"/>
      <style:text-properties fo:font-size="10pt" style:font-size-asian="10pt" style:font-size-complex="10pt"/>
    </style:style>
    <style:style style:name="P6" style:family="paragraph" style:parent-style-name="Standard">
      <style:paragraph-properties fo:margin-left="1.251cm" fo:margin-right="0cm" fo:text-indent="0cm" style:auto-text-indent="false" style:text-autospace="none"/>
      <style:text-properties style:use-window-font-color="true" style:font-name="Times New Roman CE" fo:font-size="10pt" fo:font-style="italic" style:font-name-asian="Times New Roman CE" style:font-size-asian="10pt" style:font-style-asian="italic" style:font-name-complex="Times New Roman CE" style:font-size-complex="10pt" style:font-style-complex="italic"/>
    </style:style>
    <style:style style:name="P7" style:family="paragraph" style:parent-style-name="Standard">
      <style:paragraph-properties fo:margin-left="1.251cm" fo:margin-right="0cm" fo:text-indent="0cm" style:auto-text-indent="false">
        <style:tab-stops>
          <style:tab-stop style:position="0.635cm"/>
        </style:tab-stops>
      </style:paragraph-properties>
    </style:style>
    <style:style style:name="P8" style:family="paragraph" style:parent-style-name="Preformatted_20_Text">
      <style:paragraph-properties fo:margin-left="1.251cm" fo:margin-right="0cm" fo:text-indent="0cm" style:auto-text-indent="false">
        <style:tab-stops>
          <style:tab-stop style:position="0.635cm"/>
        </style:tab-stops>
      </style:paragraph-properties>
    </style:style>
    <style:style style:name="P9" style:family="paragraph" style:parent-style-name="Preformatted_20_Text">
      <style:paragraph-properties fo:margin-left="1.251cm" fo:margin-right="0cm" fo:text-indent="0cm" style:auto-text-indent="false"/>
    </style:style>
    <style:style style:name="P10" style:family="paragraph" style:parent-style-name="Preformatted_20_Text">
      <style:paragraph-properties fo:margin-left="1.251cm" fo:margin-right="0cm" fo:margin-top="0cm" fo:margin-bottom="0.499cm" fo:text-indent="0cm" style:auto-text-indent="false"/>
    </style:style>
    <style:style style:name="P11" style:family="paragraph" style:parent-style-name="Standard" style:list-style-name="L3">
      <style:paragraph-properties fo:margin-left="1.251cm" fo:margin-right="0cm" fo:text-indent="0cm" style:auto-text-indent="false">
        <style:tab-stops>
          <style:tab-stop style:position="0.635cm"/>
        </style:tab-stops>
      </style:paragraph-properties>
    </style:style>
    <style:style style:name="P12" style:family="paragraph" style:parent-style-name="Standard" style:list-style-name="L4">
      <style:paragraph-properties fo:margin-left="0cm" fo:margin-right="0cm" fo:text-indent="0cm" style:auto-text-indent="false">
        <style:tab-stops>
          <style:tab-stop style:position="0.635cm"/>
        </style:tab-stops>
      </style:paragraph-properties>
    </style:style>
    <style:style style:name="P13" style:family="paragraph" style:parent-style-name="Standard">
      <style:paragraph-properties fo:margin-left="0cm" fo:margin-right="0cm" fo:text-indent="0cm" style:auto-text-indent="false">
        <style:tab-stops>
          <style:tab-stop style:position="0.635cm"/>
        </style:tab-stops>
      </style:paragraph-properties>
      <style:text-properties fo:language="cs" fo:country="CZ"/>
    </style:style>
    <style:style style:name="T1" style:family="text" style:parent-style-name="background">
      <style:text-properties fo:font-style="normal" style:font-style-asian="normal" style:font-style-complex="normal"/>
    </style:style>
    <style:style style:name="T2" style:family="text" style:parent-style-name="Internet_20_link">
      <style:text-properties fo:font-style="normal" style:font-style-asian="normal" style:font-style-complex="normal"/>
    </style:style>
    <style:style style:name="T3" style:family="text" style:parent-style-name="background">
      <style:text-properties fo:font-style="italic" style:font-style-asian="italic" style:font-style-complex="italic"/>
    </style:style>
    <style:style style:name="T4" style:family="text" style:parent-style-name="background">
      <style:text-properties style:font-name="Times New Roman CE" fo:font-size="12pt" fo:font-style="italic" style:font-name-asian="Times New Roman CE" style:font-size-asian="12pt" style:font-style-asian="italic" style:font-name-complex="Times New Roman CE" style:font-size-complex="12pt" style:font-style-complex="italic"/>
    </style:style>
    <style:style style:name="T5" style:family="text" style:parent-style-name="background">
      <style:text-properties style:font-name="Times New Roman CE" fo:font-size="10pt" fo:font-style="italic" style:font-name-asian="Times New Roman CE" style:font-size-asian="10pt" style:font-style-asian="italic" style:font-name-complex="Times New Roman CE" style:font-size-complex="10pt" style:font-style-complex="italic"/>
    </style:style>
    <style:style style:name="T6" style:family="text" style:parent-style-name="background">
      <style:text-properties fo:color="#000000" style:font-name="Times New Roman CE" fo:font-size="10pt" fo:font-style="italic" style:font-name-asian="Times New Roman CE" style:font-size-asian="10pt" style:font-style-asian="italic" style:font-name-complex="Times New Roman CE" style:font-size-complex="10pt" style:font-style-complex="italic"/>
    </style:style>
    <style:style style:name="T7" style:family="text" style:parent-style-name="background">
      <style:text-properties fo:color="#b84747" style:font-name="Times New Roman CE" fo:font-size="10pt" fo:font-style="italic" style:font-name-asian="Times New Roman CE" style:font-size-asian="10pt" style:font-style-asian="italic" style:font-name-complex="Times New Roman CE" style:font-size-complex="10pt" style:font-style-complex="italic"/>
    </style:style>
    <style:style style:name="T8" style:family="text">
      <style:text-properties fo:color="#000000" style:font-name="Times New Roman CE" fo:font-style="italic" style:font-name-asian="Times New Roman CE" style:font-style-asian="italic" style:font-name-complex="Times New Roman CE" style:font-style-complex="italic"/>
    </style:style>
    <style:style style:name="T9" style:family="text">
      <style:text-properties fo:color="#b84747" style:font-name="Times New Roman CE" fo:font-style="italic" style:font-name-asian="Times New Roman CE" style:font-style-asian="italic" style:font-name-complex="Times New Roman CE" style:font-style-complex="italic"/>
    </style:style>
    <style:style style:name="T10" style:family="text">
      <style:text-properties style:use-window-font-color="true" style:font-name="Times New Roman CE" fo:font-style="italic" style:font-name-asian="Times New Roman CE" style:font-style-asian="italic" style:font-name-complex="Times New Roman CE" style:font-style-complex="italic"/>
    </style:style>
    <style:style style:name="T11" style:family="text" style:parent-style-name="background">
      <style:text-properties fo:font-size="10pt" fo:font-style="italic" style:font-size-asian="10pt" style:font-style-asian="italic" style:font-size-complex="10pt" style:font-style-complex="italic"/>
    </style:style>
    <style:style style:name="T12" style:family="text" style:parent-style-name="background">
      <style:text-properties fo:color="#eb613d" fo:font-size="10pt" fo:font-style="normal" style:font-size-asian="10pt" style:font-style-asian="normal" style:font-size-complex="10pt" style:font-style-complex="normal"/>
    </style:style>
    <style:style style:name="T13" style:family="text">
      <style:text-properties fo:color="#b84747"/>
    </style:style>
    <style:style style:name="T14" style:family="text" style:parent-style-name="background">
      <style:text-properties fo:color="#b84747" style:font-name="Times New Roman CE" fo:font-size="12pt" fo:font-style="italic" style:font-name-asian="Times New Roman CE" style:font-size-asian="12pt" style:font-style-asian="italic" style:font-name-complex="Times New Roman CE" style:font-size-complex="12pt" style:font-style-complex="italic"/>
    </style:style>
    <style:style style:name="T15" style:family="text" style:parent-style-name="background">
      <style:text-properties fo:color="#000000" style:font-name="Times New Roman CE" fo:font-size="12pt" fo:font-style="normal" style:font-name-asian="Times New Roman CE" style:font-size-asian="12pt" style:font-style-asian="normal" style:font-name-complex="Times New Roman CE" style:font-size-complex="12pt" style:font-style-complex="normal"/>
    </style:style>
    <style:style style:name="T16" style:family="text" style:parent-style-name="Emphasis">
      <style:text-properties fo:font-style="normal" style:font-style-asian="normal" style:font-style-complex="normal"/>
    </style:style>
    <style:style style:name="T17" style:family="text" style:parent-style-name="Emphasis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 style:parent-style-name="Emphasis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9" style:family="text" style:parent-style-name="Internet_20_link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 style:parent-style-name="Internet_20_link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 style:parent-style-name="Internet_20_link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Instalace BioCASE Provider Software 2.3.1</text:h>
      <text:p text:style-name="Standard"/>
      <text:list text:style-name="L1">
        <text:list-item>
          <text:p text:style-name="P1">Podrobný popis instalace je na <text:a xlink:type="simple" xlink:href="http://ww3.bgbm.org/bps2/Installation"><text:span text:style-name="Internet_20_link">http://ww3.bgbm.org/bps2/Installation</text:span></text:a> .</text:p>
        </text:list-item>
      </text:list>
      <text:p text:style-name="Standard"/>
      <text:list text:style-name="L2">
        <text:list-item>
          <text:p text:style-name="P2"><text:span text:style-name="T1">Nainstalovat si Apache (</text:span><text:a xlink:type="simple" xlink:href="http://httpd.apache.org/download.cgi"><text:span text:style-name="T2">http://httpd.apache.org/download.cgi</text:span></text:a><text:span text:style-name="T1">)</text:span></text:p>
        </text:list-item>
        <text:list-item>
          <text:p text:style-name="P2"><text:span text:style-name="background"><text:span text:style-name="T1">Nainstalovat si Python 2.3 nebo 2.4(</text:span></text:span><text:a xlink:type="simple" xlink:href="http://www.python.org/2.4.2/"><text:span text:style-name="background"><text:span text:style-name="T2">http://www.python.org/2.4/</text:span></text:span></text:a><text:span text:style-name="background"><text:span text:style-name="T1"> )</text:span></text:span></text:p>
        </text:list-item>
        <text:list-item>
          <text:p text:style-name="P2"><text:span text:style-name="T1">Do konfiguračního souboru Apache (httpd.conf) je třeba nakopírovat následující text:</text:span></text:p>
        </text:list-item>
      </text:list>
      <text:p text:style-name="P3"><text:span text:style-name="T3"/></text:p>
      <text:p text:style-name="P4"><text:span text:style-name="T4"><text:s text:c="10"/></text:span><text:span text:style-name="T5"><text:s text:c="2"/>Alias <text:s text:c="2"/>/biocase <text:s text:c="23"/></text:span><text:span text:style-name="T6">"</text:span><text:span text:style-name="T7">c:/stranky/biocase/www</text:span><text:span text:style-name="T6">"</text:span></text:p>
      <text:p text:style-name="P5"><text:span text:style-name="T8">&lt;Directory <text:s text:c="29"/>"</text:span><text:span text:style-name="T9">c:/stranky/biocase/www</text:span><text:span text:style-name="T8">"</text:span><text:span text:style-name="T10">&gt;</text:span></text:p>
      <text:p text:style-name="P6"><text:tab/>AllowOverride <text:s text:c="13"/>None</text:p>
      <text:p text:style-name="P6"><text:tab/>Order <text:s text:c="26"/>allow,deny</text:p>
      <text:p text:style-name="P6"><text:tab/>Allow <text:s text:c="26"/>from all</text:p>
      <text:p text:style-name="P6"><text:tab/>Options <text:s text:c="23"/>+ExecCGI +Indexes</text:p>
      <text:p text:style-name="P6"><text:tab/>AddHandler <text:s text:c="17"/>cgi-script cgi</text:p>
      <text:p text:style-name="P6"><text:tab/>AddHandler <text:s text:c="17"/>cgi-script py</text:p>
      <text:p text:style-name="P5"><text:span text:style-name="T10"><text:tab/>DirectoryIndex <text:s text:c="11"/></text:span><text:span text:style-name="T8"><text:s text:c="2"/>index.html index.cgi in</text:span><text:span text:style-name="T10">dex.py index.html index.shtml default.htm</text:span></text:p>
      <text:p text:style-name="P6">&lt;/Directory&gt;</text:p>
      <text:p text:style-name="P3"><text:span text:style-name="T11"/></text:p>
      <text:p text:style-name="P7"><text:span text:style-name="T12">NEBO (obojí je ok, momentálně nevím rozdíl v jejich použití)</text:span></text:p>
      <text:p text:style-name="P3"><text:span text:style-name="T3"/></text:p>
      <text:p text:style-name="P8"><text:span text:style-name="T3">AddHandler <text:s text:c="5"/>cgi-script .cgi</text:span></text:p>
      <text:p text:style-name="P9">Alias <text:s text:c="10"/>/biocase "<text:span text:style-name="T13">c:/stranky/biocase/www</text:span>" </text:p>
      <text:p text:style-name="P9">&lt;Directory "<text:span text:style-name="T13">C:/stranky/biocase/www</text:span>"&gt;</text:p>
      <text:p text:style-name="P9"><text:s text:c="3"/>Order Deny,Allow</text:p>
      <text:p text:style-name="P9"><text:s text:c="3"/>Allow from all</text:p>
      <text:p text:style-name="P9"><text:s text:c="3"/>Options +ExecCGI</text:p>
      <text:p text:style-name="P9"><text:s text:c="3"/>AllowOverride All</text:p>
      <text:p text:style-name="P10">&lt;/Directory&gt;</text:p>
      <text:list text:style-name="L2" text:continue-numbering="true">
        <text:list-item>
          <text:p text:style-name="P2"><text:span text:style-name="background"><text:span text:style-name="T1">Stáhnout a rozbalit </text:span></text:span><text:span text:style-name="T1">BioCASE Provider Software 2.3.1. <text:s text:c="2"/>(</text:span><text:a xlink:type="simple" xlink:href="http://www.biocase.org/products/provider_software/"><text:span text:style-name="background"><text:span text:style-name="T2">http://www.biocase.org/products/provider_software/</text:span></text:span></text:a><text:span text:style-name="T1">) do adresáře, ke kterému musí být uvedena cesta v konfiguračním souboru httpd.conf v Apache (např. <text:s/></text:span><text:span text:style-name="background"><text:span text:style-name="T14">c:/stranky/biocase</text:span></text:span><text:span text:style-name="background"><text:span text:style-name="T15">)</text:span></text:span></text:p>
        </text:list-item>
        <text:list-item>
          <text:p text:style-name="P2"><text:span text:style-name="T1">Z SVN překopírovat data k BioCASE podle naznačené adresářové struktury.</text:span></text:p>
        </text:list-item>
        <text:list-item>
          <text:p text:style-name="P2"><text:span text:style-name="T1">Spustit skript setup.py (!!! až po nakopírování dat z SVN, aby se pustenim skriptu nastavila správná cesta pro python do hlaviček CGI souborů)</text:span></text:p>
        </text:list-item>
        <text:list-item>
          <text:p text:style-name="P2"><text:span text:style-name="T1">Doinstalování potřebných knihoven, ovladačů – při prvním přístupu na stránky BioCASE se zobrazí stránka </text:span><text:a xlink:type="simple" xlink:href="http://localhost/biocase/utilities/testlibs.cgi"><text:span text:style-name="background"><text:span text:style-name="T2">http://localhost/biocase/utilities/testlibs.cgi</text:span></text:span></text:a><text:span text:style-name="background"><text:span text:style-name="T16"> (/biocase/ odpovídá aliasu nastaveném pro Apache v httpd.conf), kde je uveden seznam potřebných knihoven a červeně jsou označeny povinné knihovny, které je nutno doinstalovat. Na urtaxu v adresáři PYTHON jsou připravené instalační balíčky, abyste je nemuseli dohledávat na internetu).</text:span></text:span></text:p>
        </text:list-item>
        <text:list-item>
          <text:p text:style-name="P2"><text:span text:style-name="T16">Konfigurace BioCASE - <text:s/>jedinné co je potřeba nastavit je připojení k databázi. Jsou dvě možnosti jak to udělat.</text:span></text:p>
        </text:list-item>
      </text:list>
      <text:list text:style-name="L3">
        <text:list-item>
          <text:p text:style-name="P11"><text:span text:style-name="T16">Editovat soubor </text:span><text:span text:style-name="Emphasis"><text:span text:style-name="T16">provider_setup_file.xml pro oba <text:s text:c="2"/>datové <text:s/>zdroje (Plantlore, PlantlorePSWD), které jsou uloženy v</text:span></text:span><text:span text:style-name="T16"> </text:span><text:span text:style-name="T17">\biocase\configuration\datasources\plantLore a </text:span><text:span text:style-name="Emphasis"><text:span text:style-name="T17">biocase\configuration\datasources\plantLorePSWD. V těchto souborech je nutné opravid data mezi tagy &lt;host&gt;&lt;/host&gt;:</text:span></text:span></text:p>
        </text:list-item>
      </text:list>
      <text:p text:style-name="P7"><text:span text:style-name="T17"/></text:p>
      <text:p text:style-name="P3"><text:span text:style-name="T18">&lt;Host&gt;</text:span></text:p>
      <text:p text:style-name="P3"><text:span text:style-name="T18"><text:s text:c="4"/>&lt;User&gt;SYSDBA&lt;/User&gt;</text:span></text:p>
      <text:p text:style-name="P3"><text:span text:style-name="T18"><text:s text:c="4"/>&lt;Password&gt;masterkey&lt;/Password&gt;</text:span></text:p>
      <text:p text:style-name="P3"><text:span text:style-name="T18"><text:s text:c="4"/>&lt;Datasource&gt;c:\Program Files\Firebird\Firebird_1_5\Database\projekt\plantloreHIBdata.fdb&lt;/Datasource&gt;</text:span></text:p>
      <text:p text:style-name="P3"><text:span text:style-name="T18"><text:s text:c="4"/>&lt;DB_IP&gt;localhost&lt;/DB_IP&gt;</text:span></text:p>
      <text:p text:style-name="P3"><text:span text:style-name="T18"><text:s text:c="4"/>&lt;DBMS&gt;firebird&lt;/DBMS&gt;</text:span></text:p>
      <text:p text:style-name="P3"><text:span text:style-name="T18"><text:s text:c="2"/>&lt;/Host&gt;</text:span></text:p>
      <text:list text:style-name="L4">
        <text:list-header>
          <text:p text:style-name="P12"><text:span text:style-name="T3"/></text:p>
        </text:list-header>
      </text:list>
      <text:list text:style-name="L3" text:continue-numbering="true">
        <text:list-item>
          <text:p text:style-name="P11"><text:span text:style-name="T17">Nastavit připojení k DB přes www stránky. Na <text:s/></text:span><text:a xlink:type="simple" xlink:href="http://localhost/biocase/indexBioCASEadmin.cgi"><text:span text:style-name="Emphasis"><text:span text:style-name="T19">http://localhost/biocase/indexBioCASEadmin.cgi</text:span></text:span></text:a><text:a xlink:type="simple" xlink:href="http://localhost/biocase/utilities/testlibs.cgi"><text:span text:style-name="Emphasis"><text:span text:style-name="T20"> </text:span></text:span></text:a><text:a xlink:type="simple" xlink:href="http://localhost/biocase/utilities/testlibs.cgi"><text:span text:style-name="Emphasis"><text:span text:style-name="T21"><text:s/>je přístup k administrátorskému prostředi BioCASE. Dále půjdem na CONFIG TOOL --&gt; DATASOURCE ADMONISTRATION / PLANTLORE (PLANTLOREPSWD) --&gt; zadáme heslo ACDC --&gt; DATABASE CONNECTION --&gt; nastavíme příslušné hodnoty</text:span></text:span></text:a></text:p>
        </text:list-item>
      </text:list>
      <text:p text:style-name="P3"><text:span text:style-name="T3"/></text:p>
      <text:p text:style-name="P4"><text:span text:style-name="T3"/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 CE" svg:font-family="'Times New Roman CE'" style:font-family-generic="roma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text-indent="0cm" style:auto-text-indent="false" fo:keep-with-next="always"/>
      <style:text-properties fo:font-size="14pt" fo:language="en" fo:country="US" fo:font-weight="bold" style:font-size-asian="14pt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text-indent="0cm" style:auto-text-indent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Standardní_20_písmo_20_odstavce">
      <style:text-properties fo:color="#0000ff" style:text-underline-style="solid" style:text-underline-width="auto" style:text-underline-color="font-color"/>
    </style:style>
    <style:style style:name="Emphasis" style:family="text" style:parent-style-name="WW-Standardní_20_písmo_20_odstavce">
      <style:text-properties fo:font-style="italic" style:font-style-asian="italic" style:font-style-complex="italic"/>
    </style:style>
    <style:style style:name="Strong_20_Emphasis" style:display-name="Strong Emphasis" style:family="text" style:parent-style-name="WW-Standardní_20_písmo_20_odstavce">
      <style:text-properties fo:font-weight="bold" style:font-weight-asian="bold" style:font-weight-complex="bold"/>
    </style:style>
    <style:style style:name="WW-Standardní_20_písmo_20_odstavce" style:display-name="WW-Standardní písmo odstavce" style:family="text"/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background" style:family="text" style:parent-style-name="WW-Standardní_20_písmo_20_odstavce"/>
    <style:style style:name="WW8Num2z0" style:family="text">
      <style:text-properties style:font-name="Symbol"/>
    </style:style>
    <style:style style:name="WW8Num8z0" style:family="text">
      <style:text-properties style:font-name="Symbol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3">
      <text:list-level-style-bullet text:level="1" text:style-name="WW8Num3z0" style:num-suffix="." text:bullet-char="">
        <style:text-properties style:font-name="Symbol"/>
      </text:list-level-style-bullet>
      <text:list-level-style-bullet text:level="2" text:style-name="WW8Num3z1" style:num-suffix="." text:bullet-char="o">
        <style:text-properties style:font-name="Courier New1"/>
      </text:list-level-style-bullet>
      <text:list-level-style-bullet text:level="3" text:style-name="WW8Num3z2" style:num-suffix="." text:bullet-char="">
        <style:text-properties style:font-name="Wingdings"/>
      </text:list-level-style-bullet>
      <text:list-level-style-bullet text:level="4" text:style-name="WW8Num3z0" style:num-suffix="." text:bullet-char="">
        <style:text-properties style:font-name="Symbol"/>
      </text:list-level-style-bullet>
      <text:list-level-style-bullet text:level="5" text:style-name="WW8Num3z1" style:num-suffix="." text:bullet-char="o">
        <style:text-properties style:font-name="Courier New1"/>
      </text:list-level-style-bullet>
      <text:list-level-style-bullet text:level="6" text:style-name="WW8Num3z2" style:num-suffix="." text:bullet-char="">
        <style:text-properties style:font-name="Wingdings"/>
      </text:list-level-style-bullet>
      <text:list-level-style-bullet text:level="7" text:style-name="WW8Num3z0" style:num-suffix="." text:bullet-char="">
        <style:text-properties style:font-name="Symbol"/>
      </text:list-level-style-bullet>
      <text:list-level-style-bullet text:level="8" text:style-name="WW8Num3z1" style:num-suffix="." text:bullet-char="o">
        <style:text-properties style:font-name="Courier New1"/>
      </text:list-level-style-bullet>
      <text:list-level-style-bullet text:level="9" text:style-name="WW8Num3z2" style:num-suffix="." text:bullet-char=""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style:num-suffix="." text:bullet-char="">
        <style:text-properties style:font-name="Symbol"/>
      </text:list-level-style-bullet>
      <text:list-level-style-bullet text:level="2" text:style-name="WW8Num8z1" style:num-suffix="." text:bullet-char="o">
        <style:text-properties style:font-name="Courier New1"/>
      </text:list-level-style-bullet>
      <text:list-level-style-bullet text:level="3" text:style-name="WW8Num8z2" style:num-suffix="." text:bullet-char="">
        <style:text-properties style:font-name="Wingdings"/>
      </text:list-level-style-bullet>
      <text:list-level-style-bullet text:level="4" text:style-name="WW8Num8z0" style:num-suffix="." text:bullet-char="">
        <style:text-properties style:font-name="Symbol"/>
      </text:list-level-style-bullet>
      <text:list-level-style-bullet text:level="5" text:style-name="WW8Num8z1" style:num-suffix="." text:bullet-char="o">
        <style:text-properties style:font-name="Courier New1"/>
      </text:list-level-style-bullet>
      <text:list-level-style-bullet text:level="6" text:style-name="WW8Num8z2" style:num-suffix="." text:bullet-char="">
        <style:text-properties style:font-name="Wingdings"/>
      </text:list-level-style-bullet>
      <text:list-level-style-bullet text:level="7" text:style-name="WW8Num8z0" style:num-suffix="." text:bullet-char="">
        <style:text-properties style:font-name="Symbol"/>
      </text:list-level-style-bullet>
      <text:list-level-style-bullet text:level="8" text:style-name="WW8Num8z1" style:num-suffix="." text:bullet-char="o">
        <style:text-properties style:font-name="Courier New1"/>
      </text:list-level-style-bullet>
      <text:list-level-style-bullet text:level="9" text:style-name="WW8Num8z2" style:num-suffix="." text:bullet-char=""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L O</meta:initial-creator>
    <meta:creation-date>2006-04-20T00:04:09</meta:creation-date>
    <dc:creator>L O</dc:creator>
    <dc:date>2006-04-20T01:35:27</dc:date>
    <dc:language>cs-CZ</dc:language>
    <meta:editing-cycles>11</meta:editing-cycles>
    <meta:editing-duration>PT1H0M4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8" meta:word-count="348" meta:character-count="2878"/>
  </office:meta>
</office:document-meta>
</file>